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XMLRPCReceiverConnection.execute( String method , Vector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ateralXMLRPCReceiverConnection.executeImpl( LateralElementDescriptor le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LateralXMLRPCReceiverConnection.LateralXMLRPCReceiverConnection( ILateralCacheXMLRPCListener il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XMLRPCReceiverConnection.getAndRespond( String cacheName ,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